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4C800006507000044C82CC3D52C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4.892cm" svg:height="13.336cm" svg:x="1.408cm" svg:y="5.718cm">
          <draw:image xlink:href="Pictures/200004C800006507000044C82CC3D52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4-04T21:47:52.38</meta:creation-date>
    <dc:date>2018-04-04T22:23:53.91</dc:date>
    <meta:editing-duration>PT20M51S</meta:editing-duration>
    <meta:editing-cycles>1</meta:editing-cycles>
    <meta:document-statistic meta:object-count="1"/>
    <meta:generator>OpenOffice/4.1.3$Win32 OpenOffice.org_project/413m1$Build-9783</meta:generator>
  </office:meta>
</office:document-meta>
</file>